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imbus Mono1" svg:font-family="'Nimbus Mono'" style:font-pitch="fixed"/>
    <style:font-face style:name="Nimbus Mono" svg:font-family="'Nimbus Mono'" style:font-adornments="Normal" style:font-pitch="fixed"/>
    <style:font-face style:name="Courier New" svg:font-family="'Courier New'" style:font-adornments="Normal" style:font-family-generic="modern" style:font-pitch="fixed"/>
    <style:font-face style:name="Liberation Serif1" svg:font-family="'Liberation Serif'" style:font-pitch="variable"/>
    <style:font-face style:name="Nimbus Mono2" svg:font-family="'Nimbus Mono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s" fo:country="ES"/>
    </style:style>
    <style:style style:name="P2" style:family="paragraph" style:parent-style-name="ISO.1.Encabezado">
      <style:paragraph-properties fo:break-before="page"/>
    </style:style>
    <style:style style:name="P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2b9d61"/>
    </style:style>
    <style:style style:name="P7" style:family="paragraph" style:parent-style-name="ISO.5.Cuerpo">
      <style:text-properties officeooo:paragraph-rsid="002df255"/>
    </style:style>
    <style:style style:name="P8" style:family="paragraph" style:parent-style-name="ISO.3.Subenunciado">
      <style:text-properties officeooo:rsid="002df255" officeooo:paragraph-rsid="002df255"/>
    </style:style>
    <style:style style:name="P9" style:family="paragraph" style:parent-style-name="Standard" style:master-page-name="First_20_Page">
      <style:paragraph-properties style:page-number="auto"/>
      <style:text-properties fo:language="es" fo:country="ES" officeooo:paragraph-rsid="0000db31"/>
    </style:style>
    <style:style style:name="P10" style:family="paragraph" style:parent-style-name="Standard" style:master-page-name="Standard">
      <style:paragraph-properties style:page-number="1" fo:break-before="page"/>
      <style:text-properties fo:language="es" fo:country="ES" officeooo:paragraph-rsid="0000db31"/>
    </style:style>
    <style:style style:name="P11" style:family="paragraph" style:parent-style-name="ISO.4.Pasos">
      <style:text-properties officeooo:rsid="002df255" officeooo:paragraph-rsid="002df255"/>
    </style:style>
    <style:style style:name="P12" style:family="paragraph" style:parent-style-name="ISO.4.Pasos" style:list-style-name="ISO.Numeración">
      <style:text-properties officeooo:rsid="0011c227" officeooo:paragraph-rsid="002a0992"/>
    </style:style>
    <style:style style:name="P13" style:family="paragraph" style:parent-style-name="ISO.1.Encabezado">
      <style:text-properties fo:language="es" fo:country="ES"/>
    </style:style>
    <style:style style:name="P14" style:family="paragraph" style:parent-style-name="ISO.5.Cuerpo" style:list-style-name="L9">
      <style:text-properties officeooo:paragraph-rsid="002df255"/>
    </style:style>
    <style:style style:name="P15" style:family="paragraph" style:parent-style-name="ISO.5.Cuerpo" style:list-style-name="L9">
      <style:text-properties officeooo:paragraph-rsid="00301116"/>
    </style:style>
    <style:style style:name="P16" style:family="paragraph" style:parent-style-name="ISO.5.Cuerpo" style:list-style-name="L9">
      <style:text-properties officeooo:rsid="002df255" officeooo:paragraph-rsid="002df255"/>
    </style:style>
    <style:style style:name="P17" style:family="paragraph" style:parent-style-name="ISO.5.Cuerpo" style:list-style-name="L9">
      <style:text-properties officeooo:rsid="002fc862" officeooo:paragraph-rsid="002fc862"/>
    </style:style>
    <style:style style:name="P18" style:family="paragraph" style:parent-style-name="ISO.5.Cuerpo" style:list-style-name="L9">
      <style:text-properties officeooo:rsid="00301116" officeooo:paragraph-rsid="00301116"/>
    </style:style>
    <style:style style:name="P19" style:family="paragraph" style:parent-style-name="ISO.5.Cuerpo" style:list-style-name="L9">
      <style:text-properties officeooo:rsid="0031aab7" officeooo:paragraph-rsid="0031aab7"/>
    </style:style>
    <style:style style:name="P20" style:family="paragraph" style:parent-style-name="ISO.5.Cuerpo" style:list-style-name="L9">
      <style:text-properties officeooo:rsid="00335654" officeooo:paragraph-rsid="00335654"/>
    </style:style>
    <style:style style:name="P21" style:family="paragraph" style:parent-style-name="ISO.5.Cuerpo" style:list-style-name="ISO.Numeración"/>
    <style:style style:name="P22" style:family="paragraph" style:parent-style-name="ISO.5.Cuerpo" style:list-style-name="ISO.Numeración">
      <style:text-properties officeooo:rsid="002c3852" officeooo:paragraph-rsid="002c3852"/>
    </style:style>
    <style:style style:name="P23" style:family="paragraph" style:parent-style-name="ISO.5.Cuerpo" style:list-style-name="ISO.Numeración">
      <style:text-properties officeooo:rsid="002b9d61" officeooo:paragraph-rsid="002b9d61"/>
    </style:style>
    <style:style style:name="P24" style:family="paragraph" style:parent-style-name="ISO.5.Cuerpo" style:list-style-name="L10">
      <style:paragraph-properties fo:margin-left="0cm" fo:margin-right="0cm" fo:text-indent="0cm" style:auto-text-indent="false"/>
      <style:text-properties officeooo:paragraph-rsid="002c3852"/>
    </style:style>
    <style:style style:name="P25" style:family="paragraph" style:parent-style-name="ISO.5.Cuerpo" style:list-style-name="ISO.Numeración">
      <style:paragraph-properties fo:margin-left="0cm" fo:margin-right="0cm" fo:text-indent="0cm" style:auto-text-indent="false"/>
      <style:text-properties officeooo:rsid="002b9d61" officeooo:paragraph-rsid="002b9d61"/>
    </style:style>
    <style:style style:name="P26" style:family="paragraph">
      <style:paragraph-properties fo:text-align="end"/>
    </style:style>
    <style:style style:name="P27" style:family="paragraph">
      <style:paragraph-properties fo:text-align="end"/>
      <style:text-properties style:font-name="Nimbus Mono1"/>
    </style:style>
    <style:style style:name="P28" style:family="paragraph">
      <style:paragraph-properties fo:text-align="center"/>
    </style:style>
    <style:style style:name="P29" style:family="paragraph">
      <style:paragraph-properties fo:text-align="center"/>
      <style:text-properties style:font-name="Nimbus Mono1" fo:font-size="80pt" style:font-size-asian="80pt" style:font-size-complex="80pt"/>
    </style:style>
    <style:style style:name="T1" style:family="text">
      <style:text-properties officeooo:rsid="0007335c"/>
    </style:style>
    <style:style style:name="T2" style:family="text">
      <style:text-properties fo:language="es" fo:country="ES"/>
    </style:style>
    <style:style style:name="T3" style:family="text">
      <style:text-properties officeooo:rsid="0001e570"/>
    </style:style>
    <style:style style:name="T4" style:family="text">
      <style:text-properties officeooo:rsid="002df255"/>
    </style:style>
    <style:style style:name="T5" style:family="text">
      <style:text-properties officeooo:rsid="00301116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360e8c"/>
    </style:style>
    <style:style style:name="T8" style:family="text">
      <style:text-properties style:font-name="Nimbus Mono1"/>
    </style:style>
    <style:style style:name="T9" style:family="text">
      <style:text-properties style:font-name="Nimbus Mono1" fo:font-size="80pt" style:font-size-asian="80pt" style:font-size-complex="80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8cm" fo:text-indent="-0.635cm" fo:margin-left="3.1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5cm" fo:text-indent="-0.635cm" fo:margin-left="3.8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5cm" fo:text-indent="-0.635cm" fo:margin-left="4.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5cm" fo:text-indent="-0.635cm" fo:margin-left="5.0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2cm" fo:text-indent="-0.635cm" fo:margin-left="5.7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5cm" fo:text-indent="-0.635cm" fo:margin-left="6.3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9cm" fo:text-indent="-0.635cm" fo:margin-left="6.9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5cm" fo:text-indent="-0.635cm" fo:margin-left="7.6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6cm" fo:text-indent="-0.635cm" fo:margin-left="8.2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5cm" fo:text-indent="-0.635cm" fo:margin-left="8.89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3.1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6.7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text:anchor-type="paragraph" draw:z-index="0" draw:style-name="gr1" draw:text-style-name="P27" svg:width="10.969cm" svg:height="3.13cm" svg:x="6.583cm" svg:y="17.584cm"><draw:text-box><text:p text:style-name="P26"><text:span text:style-name="T8">Col.legi Sant Josep Obrer</text:span></text:p><text:p text:style-name="P26"><text:span text:style-name="T8">Implantació de sistemes operatius</text:span></text:p><text:p text:style-name="P26"><text:span text:style-name="T8">ASIX 1</text:span></text:p><text:p text:style-name="P26"><text:span text:style-name="T8">Piqueras Sastre Alejandro</text:span></text:p><text:p text:style-name="P26"><text:span text:style-name="T8">Ríos <text:s/>Galván Iñaki</text:span></text:p><text:p text:style-name="P26"><text:span text:style-name="T8">Daniel Rosselló Sánchez</text:span></text:p></draw:text-box></draw:frame><draw:frame text:anchor-type="paragraph" draw:z-index="1" draw:style-name="gr2" draw:text-style-name="P29" svg:width="17.488cm" svg:height="6.779cm" svg:x="-0.034cm" svg:y="5.101cm"><draw:text-box><text:p text:style-name="P28"><text:span text:style-name="T9">Práctica 1</text:span></text:p><text:p text:style-name="P28"><text:span text:style-name="T9">Windows 7</text:span></text:p></draw:text-box></draw:frame></text:p>
      <text:p text:style-name="P10"><text:bookmark-start text:name="__RefHeading__109_598623619"/><text:bookmark-end text:name="__RefHeading__109_598623619"/></text:p>
      <text:table-of-content text:style-name="Sect1" text:protected="true" text:name="Índice de contenido1">
        <text:table-of-content-source text:outline-level="10" text:use-index-source-styles="true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ISO.1.Encabezado"/>
            <text:index-source-style text:style-name="ISO.Encabezado"/>
          </text:index-source-styles>
          <text:index-source-styles text:outline-level="2">
            <text:index-source-style text:style-name="ISO.2.1.Enunciado"/>
            <text:index-source-style text:style-name="ISO.2.Enunciado"/>
            <text:index-source-style text:style-name="ISO.Enunciado"/>
          </text:index-source-styles>
          <text:index-source-styles text:outline-level="3">
            <text:index-source-style text:style-name="ISO.3.Subapartado"/>
            <text:index-source-style text:style-name="ISO.4.Pasos"/>
            <text:index-source-style text:style-name="ISO.Subapartado"/>
          </text:index-source-styles>
          <text:index-source-styles text:outline-level="4">
            <text:index-source-style text:style-name="ISO.4.Paso"/>
            <text:index-source-style text:style-name="ISO.Paso"/>
          </text:index-source-styles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4"><text:a xlink:type="simple" xlink:href="#__RefHeading__111_598623619" text:style-name="Index_20_Link" text:visited-style-name="Index_20_Link">Contenido<text:tab/>2</text:a></text:p>
          <text:p text:style-name="P3"><text:a xlink:type="simple" xlink:href="#__RefHeading__113_598623619" text:style-name="Index_20_Link" text:visited-style-name="Index_20_Link">Ejercicio 1<text:tab/>2</text:a></text:p>
          <text:p text:style-name="P5"><text:a xlink:type="simple" xlink:href="#__RefHeading__115_598623619" text:style-name="Index_20_Link" text:visited-style-name="Index_20_Link"><text:s/>1.-Creación de la máquina virtual<text:tab/>2</text:a></text:p>
          <text:p text:style-name="P5"><text:a xlink:type="simple" xlink:href="#__RefHeading__399_733798340" text:style-name="Index_20_Link" text:visited-style-name="Index_20_Link"><text:s/>2.-Nombre y Sistema Operativo<text:tab/>2</text:a></text:p>
          <text:p text:style-name="P5"><text:a xlink:type="simple" xlink:href="#__RefHeading__401_733798340" text:style-name="Index_20_Link" text:visited-style-name="Index_20_Link"><text:s/>3.-Tamaño de memoria<text:tab/>2</text:a></text:p>
          <text:p text:style-name="P5"><text:a xlink:type="simple" xlink:href="#__RefHeading__403_733798340" text:style-name="Index_20_Link" text:visited-style-name="Index_20_Link"><text:s/>4.-Unidad de disco duro<text:tab/>2</text:a></text:p>
          <text:p text:style-name="P5"><text:a xlink:type="simple" xlink:href="#__RefHeading__405_733798340" text:style-name="Index_20_Link" text:visited-style-name="Index_20_Link"><text:s/>4.1.-Tipo de archivo de unidad de disco<text:tab/>2</text:a></text:p>
          <text:p text:style-name="P5"><text:a xlink:type="simple" xlink:href="#__RefHeading__407_733798340" text:style-name="Index_20_Link" text:visited-style-name="Index_20_Link"><text:s/>4.2.-Almacenamiento en unidad de disco<text:tab/>2</text:a></text:p>
          <text:p text:style-name="P5"><text:a xlink:type="simple" xlink:href="#__RefHeading__409_733798340" text:style-name="Index_20_Link" text:visited-style-name="Index_20_Link"><text:s/>4.3.-Ubicación del archivo y tamaño<text:tab/>3</text:a></text:p>
          <text:p text:style-name="P5"><text:a xlink:type="simple" xlink:href="#__RefHeading__411_733798340" text:style-name="Index_20_Link" text:visited-style-name="Index_20_Link"><text:s/>5.-Máquina virtual lista<text:tab/>3</text:a></text:p>
          <text:p text:style-name="P3"><text:a xlink:type="simple" xlink:href="#__RefHeading__383_445829800" text:style-name="Index_20_Link" text:visited-style-name="Index_20_Link">Ejercicio 2<text:tab/>4</text:a></text:p>
          <text:p text:style-name="P5"><text:a xlink:type="simple" xlink:href="#__RefHeading__483_445829800" text:style-name="Index_20_Link" text:visited-style-name="Index_20_Link"><text:s/>1.-Instalación de Windows XP (Primera parte)<text:tab/>4</text:a></text:p>
          <text:p text:style-name="P5"><text:a xlink:type="simple" xlink:href="#__RefHeading__730_598623619" text:style-name="Index_20_Link" text:visited-style-name="Index_20_Link"><text:s/>1.1.-Paso 1.1<text:tab/>4</text:a></text:p>
          <text:p text:style-name="P5"><text:a xlink:type="simple" xlink:href="#__RefHeading__732_598623619" text:style-name="Index_20_Link" text:visited-style-name="Index_20_Link"><text:s/>2.-Instalación de Windows XP (Segunda parte)<text:tab/>4</text:a></text:p>
          <text:p text:style-name="P5"><text:a xlink:type="simple" xlink:href="#__RefHeading__485_445829800" text:style-name="Index_20_Link" text:visited-style-name="Index_20_Link"><text:s/>2.1.-Paso 2.1<text:tab/>4</text:a></text:p>
          <text:p text:style-name="P4"><text:a xlink:type="simple" xlink:href="#__RefHeading__119_598623619" text:style-name="Index_20_Link" text:visited-style-name="Index_20_Link">Problemas encontrados<text:tab/>5</text:a></text:p>
          <text:p text:style-name="P4"><text:a xlink:type="simple" xlink:href="#__RefHeading__123_598623619" text:style-name="Index_20_Link" text:visited-style-name="Index_20_Link">Opinión personal<text:tab/>6</text:a></text:p>
          <text:p text:style-name="P3"><text:a xlink:type="simple" xlink:href="#__RefHeading__125_598623619" text:style-name="Index_20_Link" text:visited-style-name="Index_20_Link">Integrante 1<text:tab/>6</text:a></text:p>
          <text:p text:style-name="P3"><text:a xlink:type="simple" xlink:href="#__RefHeading__129_598623619" text:style-name="Index_20_Link" text:visited-style-name="Index_20_Link">Integrante 2<text:tab/>6</text:a></text:p>
          <text:p text:style-name="P3"><text:a xlink:type="simple" xlink:href="#__RefHeading__131_598623619" text:style-name="Index_20_Link" text:visited-style-name="Index_20_Link">Integrante 3<text:tab/>6</text:a></text:p>
          <text:p text:style-name="P3"><text:a xlink:type="simple" xlink:href="#__RefHeading__133_598623619" text:style-name="Index_20_Link" text:visited-style-name="Index_20_Link">Puntos de discusión<text:tab/>6</text:a></text:p>
          <text:p text:style-name="P4"><text:a xlink:type="simple" xlink:href="#__RefHeading__135_598623619" text:style-name="Index_20_Link" text:visited-style-name="Index_20_Link">Bibliografía<text:tab/>7</text:a></text:p>
          <text:p text:style-name="P3"><text:a xlink:type="simple" xlink:href="#__RefHeading__137_598623619" text:style-name="Index_20_Link" text:visited-style-name="Index_20_Link">Pregunta 1<text:tab/>7</text:a></text:p>
          <text:p text:style-name="P3"><text:a xlink:type="simple" xlink:href="#__RefHeading__469_598623619" text:style-name="Index_20_Link" text:visited-style-name="Index_20_Link">Pregunta 2<text:tab/>7</text:a></text:p>
        </text:index-body>
      </text:table-of-content>
      <text:h text:style-name="P13" text:outline-level="2"/>
      <text:p text:style-name="P2"><text:bookmark-start text:name="__RefHeading__111_598623619"/>Contenido<text:bookmark-end text:name="__RefHeading__111_598623619"/></text:p>
      <text:p text:style-name="ISO.2.Enunciado"><text:bookmark-start text:name="__RefHeading__113_598623619"/>Ejercicio <text:span text:style-name="T4">5</text:span><text:bookmark-end text:name="__RefHeading__113_598623619"/></text:p>
      <text:p text:style-name="P8">ESTRUCTURA:</text:p>
      <text:list xml:id="list8670056913158054648" text:style-name="ISO.Numeración">
        <text:list-item>
          <text:p text:style-name="P11">Raíz C:</text:p>
        </text:list-item>
      </text:list>
      <text:list xml:id="list7728561347835016985" text:style-name="L9">
        <text:list-item>
          <text:p text:style-name="P16">$RECYCLE.BIN: Carpeta<text:span text:style-name="T5"> que hace de papelera. </text:span>En su interior contiene <text:span text:style-name="T5">una subcarpeta para cada usuario</text:span>.</text:p>
        </text:list-item>
        <text:list-item>
          <text:p text:style-name="P16">ARCHIVOS DE PROGRAMA: En su interior contiene o debería contener carpetas con todos las aplicaciones que tenemos instaladas en nuestro equipo Así mismo también se deberían instalar dentro de esta carpeta las aplicaciones futuras que instalemos. </text:p>
        </text:list-item>
        <text:list-item>
          <text:p text:style-name="P16">DOCUMENTS AND SETTINGS: Dentro se crearán los perfiles de usuarios (estructura de directorios que sustentarán que este usuario pueda estar dentro del sistema: escritorio, carpetas personales...).</text:p>
          <text:p text:style-name="P16">Dentro de este directorio,podemos destacar:</text:p>
          <text:list>
            <text:list-item>
              <text:p text:style-name="P16">ALL USERS: Su función es que, todo lo que esté dentro, es para común para todos los usuarios.</text:p>
            </text:list-item>
            <text:list-item>
              <text:p text:style-name="P16">DEFAULT USSERS: Es como una plantilla para cuando se crea un nuevo usuario.</text:p>
            </text:list-item>
            <text:list-item>
              <text:p text:style-name="P16">PRÁCTICA ISO: Es una copia de DEFAULT USSERS, creada por defecto cuando se creó este perfil.</text:p>
              <text:list>
                <text:list-item>
                  <text:p text:style-name="P16">CONFIGURACIÓN LOCAL: Elementos que definen los aspectos de confuguración y aplicaciones particulares para este usuario. </text:p>
                </text:list-item>
                <text:list-item>
                  <text:p text:style-name="P16">DATOS DE PROGRAMA: Aspectos de configuración particulares, a nivel de aplicaciones. </text:p>
                </text:list-item>
                <text:list-item>
                  <text:p text:style-name="P16"><text:s/></text:p>
                </text:list-item>
                <text:list-item>
                  <text:p text:style-name="P16">ESCRITORIO: Todos los elementos definidos por este <text:soft-page-break/>usuario para que aparezcan en el escritorio.</text:p>
                </text:list-item>
                <text:list-item>
                  <text:p text:style-name="P16">MIS DOCUMENTOS: Hay carpetas creadas por defecto como Mis Imagenes, Mis Videos, Mi Musica....</text:p>
                </text:list-item>
                <text:list-item>
                  <text:p text:style-name="P14"><text:span text:style-name="T4">NTUSERS.DAT: E</text:span>s un archivo de registro. Cada archivo NTUSER.DAT de usuario contiene los parámetros de configuración de registro para su cuenta individual.</text:p>
                </text:list-item>
              </text:list>
            </text:list-item>
            <text:list-item>
              <text:p text:style-name="P17">WINDOWS: </text:p>
              <text:list>
                <text:list-item>
                  <text:p text:style-name="P18">SYSTEM:Contiene librerías y ejecutables que son necesarios para mantener compatibilidad con programas de 16bits u obsoletos.</text:p>
                </text:list-item>
                <text:list-item>
                  <text:p text:style-name="P18">SYSTEM32: Contiene librerías (archivos *.DLL) y ejecutables para el SO y las aplicaciones pensadas para este.</text:p>
                  <text:list>
                    <text:list-item>
                      <text:p text:style-name="P18">CONFIG: Se guardan los archivos de registro.</text:p>
                    </text:list-item>
                    <text:list-item>
                      <text:p text:style-name="P18">DRIVERS: Se instalan los controladores de dispositivos / periféricos.</text:p>
                    </text:list-item>
                    <text:list-item>
                      <text:p text:style-name="P18">SPOOL: Se crean las colas de impresión. </text:p>
                    </text:list-item>
                    <text:list-item>
                      <text:p text:style-name="P18">*DLL</text:p>
                    </text:list-item>
                    <text:list-item>
                      <text:p text:style-name="P18">CMD.EXE</text:p>
                    </text:list-item>
                    <text:list-item>
                      <text:p text:style-name="P15"><text:span text:style-name="T5">ATRRIB.EXE: E</text:span>s un tipo de <text:span text:style-name="Strong_20_Emphasis"><text:span text:style-name="T6">archivo EXE</text:span></text:span> asociado a MS DOS.</text:p>
                    </text:list-item>
                    <text:list-item>
                      <text:p text:style-name="P18">…</text:p>
                    </text:list-item>
                  </text:list>
                </text:list-item>
                <text:list-item>
                  <text:p text:style-name="P18">FONTS:Se instalan todas las fuentes que podrán utilizar nuestras aplicaciones.</text:p>
                </text:list-item>
                <text:list-item>
                  <text:p text:style-name="P18">HELP: Ficheros de ayuda del SO.</text:p>
                </text:list-item>
                <text:list-item>
                  <text:p text:style-name="P18">TASCKS:Aquí se guardan las tareas programadas.</text:p>
                </text:list-item>
                <text:list-item>
                  <text:p text:style-name="P18">TEMP: Ficheros temporales.</text:p>
                </text:list-item>
                <text:list-item>
                  <text:p text:style-name="P18">REGEDIT.EXE: Herramienta para la edición del registro.</text:p>
                </text:list-item>
              </text:list>
            </text:list-item>
            <text:list-item>
              <text:p text:style-name="P19">SYSTEM VOLUME INFORMATION: Se almacenan los puntos de <text:soft-page-break/>restauración.</text:p>
            </text:list-item>
            <text:list-item>
              <text:p text:style-name="P20">PAGEFILE.SYS: Memor<text:span text:style-name="T7">i</text:span>a virtual.</text:p>
            </text:list-item>
          </text:list>
        </text:list-item>
      </text:list>
      <text:p text:style-name="P7"/>
      <text:list xml:id="list4810193792104538527" text:style-name="ISO.Numeración">
        <text:list-header>
          <text:p text:style-name="P22"/>
        </text:list-header>
      </text:list>
      <text:list xml:id="list333316364072645907" text:style-name="L10">
        <text:list-header>
          <text:p text:style-name="P24"/>
        </text:list-header>
      </text:list>
      <text:p text:style-name="P6"/>
      <text:list xml:id="list171301732166989" text:continue-list="list4810193792104538527" text:style-name="ISO.Numeración">
        <text:list-header>
          <text:p text:style-name="P23"/>
          <text:list>
            <text:list-item>
              <text:list>
                <text:list-header>
                  <text:p text:style-name="P25"/>
                </text:list-header>
              </text:list>
            </text:list-item>
          </text:list>
          <text:p text:style-name="P21"/>
          <text:p text:style-name="P12"/>
        </text:list-header>
      </text:list>
      <text:p text:style-name="P2"><text:bookmark-start text:name="__RefHeading__119_598623619"/>Problemas encontrados<text:bookmark-end text:name="__RefHeading__119_598623619"/></text:p>
      <text:p text:style-name="ISO.5.Cuerpo"><text:bookmark-start text:name="__RefHeading__121_598623619"/>Me encontré con este problema.<text:bookmark-end text:name="__RefHeading__121_598623619"/></text:p>
      <text:p text:style-name="ISO.1.Encabezado"/>
      <text:p text:style-name="P2"><text:bookmark-start text:name="__RefHeading__123_598623619"/>Opinión personal<text:bookmark-end text:name="__RefHeading__123_598623619"/></text:p>
      <text:p text:style-name="ISO.2.Enunciado"><text:bookmark-start text:name="__RefHeading__125_598623619"/>Integrante 1<text:bookmark-end text:name="__RefHeading__125_598623619"/></text:p>
      <text:p text:style-name="ISO.5.Cuerpo"><text:bookmark-start text:name="__RefHeading__127_598623619"/>Mi opinión personal es esta.<text:bookmark-end text:name="__RefHeading__127_598623619"/></text:p>
      <text:p text:style-name="ISO.2.Enunciado"><text:bookmark-start text:name="__RefHeading__129_598623619"/>Integrante 2<text:bookmark-end text:name="__RefHeading__129_598623619"/></text:p>
      <text:p text:style-name="ISO.2.Enunciado"><text:bookmark-start text:name="__RefHeading__131_598623619"/>Integrante 3<text:bookmark-end text:name="__RefHeading__131_598623619"/></text:p>
      <text:p text:style-name="ISO.2.Enunciado"><text:bookmark-start text:name="__RefHeading__133_598623619"/>Puntos de discusión<text:bookmark-end text:name="__RefHeading__133_598623619"/></text:p>
      <text:p text:style-name="ISO.1.Encabezado"/>
      <text:p text:style-name="P2"><text:bookmark-start text:name="__RefHeading__135_598623619"/>Bibliografía<text:bookmark-end text:name="__RefHeading__135_598623619"/></text:p>
      <text:p text:style-name="ISO.2.Enunciado"><text:bookmark-start text:name="__RefHeading__137_598623619"/>Pregunta <text:span text:style-name="T3">1</text:span><text:bookmark-end text:name="__RefHeading__137_598623619"/></text:p>
      <text:p text:style-name="ISO.3.Subenunciado"><text:bookmark-start text:name="__RefHeading__139_598623619"/>Webs<text:bookmark-end text:name="__RefHeading__139_598623619"/></text:p>
      <text:p text:style-name="ISO.5.Cuerpo"><text:bookmark-start text:name="__RefHeading__141_598623619"/><text:a xlink:type="simple" xlink:href="http://www.esta.es/" text:style-name="Internet_20_link"><text:span text:style-name="T2">www.esta.es</text:span></text:a><text:bookmark-end text:name="__RefHeading__141_598623619"/></text:p>
      <text:p text:style-name="ISO.5.Cuerpo"><text:bookmark-start text:name="__RefHeading__143_598623619"/><text:a xlink:type="simple" xlink:href="http://www.aquella.tambi.en/" text:style-name="Internet_20_link"><text:span text:style-name="T2">www.aquella.tambi.en</text:span></text:a><text:bookmark-end text:name="__RefHeading__143_598623619"/></text:p>
      <text:p text:style-name="ISO.3.Subenunciado"><text:bookmark-start text:name="__RefHeading__145_598623619"/>Libros<text:bookmark-end text:name="__RefHeading__145_598623619"/></text:p>
      <text:p text:style-name="ISO.5.Cuerpo"><text:bookmark-start text:name="__RefHeading__147_598623619"/>Este, ed. Aquel.<text:bookmark-end text:name="__RefHeading__147_598623619"/></text:p>
      <text:p text:style-name="ISO.2.Enunciado"><text:bookmark-start text:name="__RefHeading__469_598623619"/>Pregunta <text:span text:style-name="T3">2</text:span><text:bookmark-end text:name="__RefHeading__469_598623619"/></text:p>
      <text:p text:style-name="ISO.3.Subenunciado"><text:bookmark-start text:name="__RefHeading__139_5986236191"/>Webs<text:bookmark-end text:name="__RefHeading__139_5986236191"/></text:p>
      <text:p text:style-name="ISO.5.Cuerpo"><text:bookmark-start text:name="__RefHeading__141_5986236191"/><text:a xlink:type="simple" xlink:href="http://www.esta.es/" text:style-name="Internet_20_link"><text:span text:style-name="T2">www.esta.es</text:span></text:a><text:bookmark-end text:name="__RefHeading__141_5986236191"/></text:p>
      <text:p text:style-name="ISO.5.Cuerpo"><text:bookmark-start text:name="__RefHeading__143_5986236191"/><text:a xlink:type="simple" xlink:href="http://www.aquella.tambi.en/" text:style-name="Internet_20_link"><text:span text:style-name="T2">www.aquella.tambi.en</text:span></text:a><text:bookmark-end text:name="__RefHeading__143_5986236191"/></text:p>
      <text:p text:style-name="ISO.3.Subenunciado"><text:bookmark-start text:name="__RefHeading__145_5986236191"/>Libros<text:bookmark-end text:name="__RefHeading__145_5986236191"/></text:p>
      <text:p text:style-name="ISO.5.Cuerpo"><text:bookmark-start text:name="__RefHeading__147_5986236191"/>Este, ed. Aquel.<text:bookmark-end text:name="__RefHeading__147_598623619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Nimbus Mono1" svg:font-family="'Nimbus Mono'" style:font-pitch="fixed"/>
    <style:font-face style:name="Nimbus Mono" svg:font-family="'Nimbus Mono'" style:font-adornments="Normal" style:font-pitch="fixed"/>
    <style:font-face style:name="Courier New" svg:font-family="'Courier New'" style:font-adornments="Normal" style:font-family-generic="modern" style:font-pitch="fixed"/>
    <style:font-face style:name="Liberation Serif1" svg:font-family="'Liberation Serif'" style:font-pitch="variable"/>
    <style:font-face style:name="Nimbus Mono2" svg:font-family="'Nimbus Mono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ISO.2.Enunciado" style:family="paragraph" style:parent-style-name="List_20_1" style:next-style-name="ISO.3.Subenunciado" style:class="list" style:master-page-name="">
      <style:paragraph-properties fo:margin-top="1cm" fo:margin-bottom="0.21cm" style:contextual-spacing="false" style:page-number="auto"/>
      <style:text-properties style:font-name="DejaVu Sans Condensed" fo:font-family="'DejaVu Sans Condensed'" style:font-style-name="Condensed" style:font-family-generic="swiss" style:font-pitch="variable" fo:font-size="14pt"/>
    </style:style>
    <style:style style:name="ISO.4.Pasos" style:family="paragraph" style:parent-style-name="List_20_2" style:next-style-name="ISO.5.Cuerpo" style:list-style-name="ISO.Numeración" style:class="list" style:master-page-name="">
      <style:paragraph-properties style:page-number="auto"/>
      <style:text-properties style:font-name="DejaVu Sans Light" fo:font-family="'DejaVu Sans Light'" style:font-style-name="ExtraLight" style:font-family-generic="swiss" style:font-pitch="variable" fo:font-size="14pt" fo:font-weight="150"/>
    </style:style>
    <style:style style:name="ISO.1.Encabezado" style:family="paragraph" style:parent-style-name="Heading_20_2" style:next-style-name="ISO.2.Enunciado" style:default-outline-level="" style:list-style-name="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ISO.5.Cuerpo" style:family="paragraph" style:parent-style-name="List_20_3" style:master-page-name="">
      <style:paragraph-properties fo:margin-left="1.91cm" fo:margin-right="0cm" fo:text-indent="0cm" style:auto-text-indent="false" style:page-number="auto"/>
      <style:text-properties style:font-name="Courier New" fo:font-family="'Courier New'" style:font-style-name="Normal" style:font-family-generic="modern" style:font-pitch="fixed" fo:font-size="12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SO.0.Otros" style:family="paragraph" style:parent-style-name="Header">
      <style:text-properties style:font-name="Nimbus Mono" fo:font-family="'Nimbus Mono'" style:font-style-name="Normal" style:font-pitch="fixed" officeooo:rsid="000280f8" style:font-size-asian="10.5pt"/>
    </style:style>
    <style:style style:name="ISO.3.Subenunciado" style:family="paragraph" style:parent-style-name="ISO.2.Enunciado" style:next-style-name="ISO.4.Pasos" style:master-page-name="">
      <style:paragraph-properties fo:margin-left="1cm" fo:margin-right="0cm" fo:margin-top="0cm" fo:margin-bottom="0.499cm" style:contextual-spacing="false" fo:line-height="100%" fo:text-indent="0cm" style:auto-text-indent="false" style:page-number="auto">
        <style:tab-stops/>
      </style:paragraph-properties>
    </style:style>
    <style:style style:name="Text" style:family="paragraph" style:parent-style-name="Caption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ISO.Numeración">
      <text:list-level-style-number text:level="1" style:num-prefix=" " style:num-suffix=".-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-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prefix=" " style:num-suffix=".-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prefix=" " style:num-suffix=".-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prefix=" " style:num-suffix=".-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prefix=" " style:num-suffix=".-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prefix=" " style:num-suffix=".-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prefix=" " style:num-suffix=".-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prefix=" " style:num-suffix=".-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prefix=" " style:num-suffix=".-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es" fo:country="ES"/>
    </style:style>
    <style:style style:name="MT1" style:family="text">
      <style:text-properties officeooo:rsid="0007335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ISO.0.Otros"><text:span text:style-name="MT1">Práctica 1 - WXP</text:span><text:tab/><text:tab/><text:span text:style-name="MT1">Implantació de sistemes operatius</text:span></text:p>
      </style:header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6T17:17:23.106239879</meta:creation-date>
    <dc:date>2015-02-11T17:13:01.556000000</dc:date>
    <meta:editing-duration>PT4H47M18S</meta:editing-duration>
    <meta:editing-cycles>36</meta:editing-cycles>
    <meta:generator>LibreOffice/4.2.8.2$Windows_x86 LibreOffice_project/48d50dbfc06349262c9d50868e5c1f630a573ebd</meta:generator>
    <meta:document-statistic meta:table-count="0" meta:image-count="0" meta:object-count="0" meta:page-count="9" meta:paragraph-count="83" meta:word-count="510" meta:character-count="3196" meta:non-whitespace-character-count="2779"/>
  </office:meta>
</office:document-meta>
</file>